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24e7" officeooo:paragraph-rsid="001124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ui</text:p>
      <text:p text:style-name="P1">-asdfsadf</text:p>
      <text:p text:style-name="P1">-sadfasdf</text:p>
      <text:p text:style-name="P1"/>
      <text:p text:style-name="P1">template classes</text:p>
      <text:p text:style-name="P1">-asdfasdf</text:p>
      <text:p text:style-name="P1">-asdfasdf</text:p>
      <text:p text:style-name="P1"/>
      <text:p text:style-name="P1">sorting and searching</text:p>
      <text:p text:style-name="P1">-argaegr</text:p>
      <text:p text:style-name="P1">-asdga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08:41:23.832590293</meta:creation-date>
    <meta:generator>LibreOffice/6.0.7.3.0$Linux_X86_64 LibreOffice_project/00m0$Build-3</meta:generator>
    <dc:date>2019-01-09T08:43:22.614434650</dc:date>
    <meta:editing-duration>PT49S</meta:editing-duration>
    <meta:editing-cycles>1</meta:editing-cycles>
    <meta:document-statistic meta:table-count="0" meta:image-count="0" meta:object-count="0" meta:page-count="1" meta:paragraph-count="9" meta:word-count="12" meta:character-count="92" meta:non-whitespace-character-count="89"/>
  </office:meta>
</office:document-meta>
</file>